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RootElements" style:family="table">
      <style:table-properties style:width="16.999cm" table:align="margins"/>
    </style:style>
    <style:style style:name="RootElements.A" style:family="table-column">
      <style:table-column-properties style:column-width="6.406cm" style:rel-column-width="24696*"/>
    </style:style>
    <style:style style:name="RootElements.B" style:family="table-column">
      <style:table-column-properties style:column-width="6.906cm" style:rel-column-width="26623*"/>
    </style:style>
    <style:style style:name="RootElements.C" style:family="table-column">
      <style:table-column-properties style:column-width="3.687cm" style:rel-column-width="14216*"/>
    </style:style>
    <style:style style:name="RootElements.A1" style:family="table-cell">
      <style:table-cell-properties fo:padding="0.097cm" fo:border-left="0.002cm solid #000000" fo:border-right="none" fo:border-top="0.002cm solid #000000" fo:border-bottom="0.002cm solid #000000"/>
    </style:style>
    <style:style style:name="RootElements.C1" style:family="table-cell">
      <style:table-cell-properties fo:padding="0.097cm" fo:border="0.002cm solid #000000"/>
    </style:style>
    <style:style style:name="RootElements.A2" style:family="table-cell">
      <style:table-cell-properties fo:padding="0.097cm" fo:border-left="0.002cm solid #000000" fo:border-right="none" fo:border-top="none" fo:border-bottom="0.002cm solid #000000"/>
    </style:style>
    <style:style style:name="RootElements.C2" style:family="table-cell">
      <style:table-cell-properties fo:padding="0.097cm" fo:border-left="0.002cm solid #000000" fo:border-right="0.002cm solid #000000" fo:border-top="none" fo:border-bottom="0.002cm solid #000000"/>
    </style:style>
    <style:style style:name="RootElementsContent" style:family="table">
      <style:table-properties style:width="16.999cm" table:align="margins"/>
    </style:style>
    <style:style style:name="RootElementsContent.A" style:family="table-column">
      <style:table-column-properties style:column-width="6.6cm" style:rel-column-width="25447*"/>
    </style:style>
    <style:style style:name="RootElementsContent.B" style:family="table-column">
      <style:table-column-properties style:column-width="1.337cm" style:rel-column-width="5157*"/>
    </style:style>
    <style:style style:name="RootElementsContent.C" style:family="table-column">
      <style:table-column-properties style:column-width="1.145cm" style:rel-column-width="4414*"/>
    </style:style>
    <style:style style:name="RootElementsContent.I" style:family="table-column">
      <style:table-column-properties style:column-width="1.228cm" style:rel-column-width="4732*"/>
    </style:style>
    <style:style style:name="RootElementsContent.A1" style:family="table-cell">
      <style:table-cell-properties fo:padding="0.097cm" fo:border-left="0.002cm solid #000000" fo:border-right="none" fo:border-top="0.002cm solid #000000" fo:border-bottom="0.002cm solid #000000"/>
    </style:style>
    <style:style style:name="RootElementsContent.I1" style:family="table-cell">
      <style:table-cell-properties fo:padding="0.097cm" fo:border="0.002cm solid #000000"/>
    </style:style>
    <style:style style:name="RootElementsContent.A2" style:family="table-cell">
      <style:table-cell-properties fo:padding="0.097cm" fo:border-left="0.002cm solid #000000" fo:border-right="none" fo:border-top="none" fo:border-bottom="0.002cm solid #000000"/>
    </style:style>
    <style:style style:name="RootElementsContent.I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BulletedList"/>
    <style:style style:name="P2" style:family="paragraph" style:parent-style-name="Text_20_body" style:list-style-name="BulletedList"/>
    <style:style style:name="P3" style:family="paragraph" style:parent-style-name="Text_20_body" style:list-style-name="BulletedList"/>
    <style:style style:name="P4" style:family="paragraph" style:parent-style-name="Text_20_body" style:list-style-name="BulletedList"/>
    <style:style style:name="P5" style:family="paragraph" style:parent-style-name="Text_20_body" style:list-style-name="BulletedList"/>
    <style:style style:name="P6" style:family="paragraph" style:parent-style-name="Text_20_body" style:list-style-name="BulletedList"/>
    <style:style style:name="P7" style:family="paragraph" style:parent-style-name="Text_20_body" style:list-style-name="BulletedList"/>
    <style:style style:name="P8" style:family="paragraph" style:parent-style-name="Text_20_body" style:list-style-name="BulletedList"/>
    <style:style style:name="P9" style:family="paragraph" style:parent-style-name="Text_20_body" style:list-style-name="BulletedList"/>
    <style:style style:name="P10" style:family="paragraph" style:parent-style-name="Text_20_body" style:list-style-name="BulletedList"/>
    <style:style style:name="P11" style:family="paragraph" style:parent-style-name="Text_20_body" style:list-style-name="BulletedList"/>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BulletedList"/>
    <style:style style:name="P19" style:family="paragraph" style:parent-style-name="Text_20_body" style:list-style-name="BulletedList"/>
    <style:style style:name="P20" style:family="paragraph" style:parent-style-name="Bullet_20_List">
      <style:paragraph-properties>
        <style:tab-stops/>
      </style:paragraph-properties>
    </style:style>
    <style:style style:name="P21" style:family="paragraph" style:parent-style-name="Table_20_Heading">
      <style:text-properties fo:language="en" fo:country="US"/>
    </style:style>
    <style:style style:name="P22" style:family="paragraph" style:parent-style-name="Heading_20_2">
      <style:text-properties fo:language="en" fo:country="US"/>
    </style:style>
    <style:style style:name="P23" style:family="paragraph" style:parent-style-name="Example" style:master-page-name=""/>
    <style:style style:name="P24" style:family="paragraph" style:parent-style-name="Table_20_Contents">
      <style:text-properties fo:language="en" fo:country="US"/>
    </style:style>
    <style:style style:name="P25" style:family="paragraph" style:parent-style-name="Table_20_Contents">
      <style:paragraph-properties>
        <style:tab-stops>
          <style:tab-stop style:position="0.529cm"/>
        </style:tab-stops>
      </style:paragraph-properties>
    </style:style>
    <style:style style:name="P26" style:family="paragraph" style:parent-style-name="Table_20_Contents">
      <style:paragraph-properties fo:text-align="center" style:justify-single-word="false"/>
      <style:text-properties style:font-name="StarSymbol1" style:font-name-asian="StarSymbol1" style:font-name-complex="StarSymbol1"/>
    </style:style>
    <style:style style:name="P27" style:family="paragraph" style:parent-style-name="Table_20_Contents">
      <style:paragraph-properties fo:text-align="center" style:justify-single-word="false"/>
    </style:style>
    <style:style style:name="T1" style:family="text">
      <style:text-properties fo:language="en" fo:country="US"/>
    </style:style>
    <style:style style:name="T2" style:family="text">
      <style:text-properties fo:font-size="10pt" fo:language="en" fo:country="US"/>
    </style:style>
    <style:style style:name="T3" style:family="text">
      <style:text-properties fo:font-size="10pt" fo:language="en" fo:country="US" fo:font-weight="bold"/>
    </style:style>
    <style:style style:name="T4" style:family="text">
      <style:text-properties fo:font-size="8.5pt" style:font-size-asian="8.5pt" style:font-size-complex="8.5pt"/>
    </style:style>
    <style:style style:name="T5" style:family="text">
      <style:text-properties fo:font-weight="bold"/>
    </style:style>
    <style:style style:name="T6" style:family="text">
      <style:text-properties style:font-name="Courier New3"/>
    </style:style>
    <style:style style:name="T7" style:family="text">
      <style:text-properties fo:font-weight="normal"/>
    </style:style>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 office:value-type="string" office:string-value="C" text:name="AppendixMIME"/>
      </text:user-field-decls>
      <text:list text:style-name="Outline">
        <text:list-item>
          <text:h text:style-name="Heading_20_1" text:outline-level="1">Introduction</text:h>
        </text:list-item>
      </text:list>
      <text:p text:style-name="Text_20_body"><text:span text:style-name="T1">This document defines an XML schema for </text:span>office applications<text:span text:style-name="T1">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22" text:outline-level="2">Notation</text:h>
            </text:list-item>
          </text:list>
        </text:list-item>
      </text:list>
      <text:p text:style-name="Text_20_body"><text:span text:style-name="T1">Within this specification, the key words "</text:span><text:span text:style-name="RFC2119_20_Keyword"><text:span text:style-name="T1">shall</text:span></text:span><text:span text:style-name="T1">", "</text:span><text:span text:style-name="RFC2119_20_Keyword"><text:span text:style-name="T1">shall not</text:span></text:span><text:span text:style-name="T1">", "</text:span><text:span text:style-name="RFC2119_20_Keyword"><text:span text:style-name="T1">should</text:span></text:span><text:span text:style-name="T1">", "</text:span><text:span text:style-name="RFC2119_20_Keyword"><text:span text:style-name="T1">should not</text:span></text:span><text:span text:style-name="T1">" and "</text:span><text:span text:style-name="RFC2119_20_Keyword"><text:span text:style-name="T1">may</text:span></text:span><text:span text:style-name="T1">" are to be interpreted as described in Annex H of </text:span><text:span text:style-name="T1"><text:bibliography-mark text:identifier="ISO/IEC Directives" text:bibliography-type="custom2" text:title="Rules for the structure and drafting of International Standards" text:year="2004" text:custom1="ISO/IEC Directives, Part 2">[ISO/IEC Directives]</text:bibliography-mark></text:span><text:span text:style-name="T1"> if they appear in bold letters.</text:span></text:p>
      <text:list text:style-name="Outline" text:continue-numbering="true">
        <text:list-item>
          <text:list text:continue-numbering="true">
            <text:list-item>
              <text:h text:style-name="P22" text:outline-level="2"><text:reference-mark text:name="Namespaces"/>Namespaces</text:h>
            </text:list-item>
          </text:list>
        </text:list-item>
      </text:list>
      <text:p text:style-name="Text_20_body"><text:sequence-ref text:reference-format="category-and-value" text:ref-name="refTable0">Table 1</text:sequence-ref> lists the <text:span text:style-name="T1">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21">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1">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2"><text:user-field-get text:name="CommitteeName">OpenDocument</text:user-field-get></text:span><text:span text:style-name="T2">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1">data style</text:span><text:span text:style-name="T1"><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1"><text:user-field-get text:name="DefaultNamespaceVersion">:1.0</text:user-field-get></text:span></text:p>
          </table:table-cell>
        </table:table-row>
      </table:table>
      <text:p text:style-name="Text_20_body"><text:sequence-ref text:reference-format="category-and-value" text:ref-name="refTable1">Table 2</text:sequence-ref> lists the <text:span text:style-name="T1">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21">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24">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1">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21">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24">xlink</text:p>
          </table:table-cell>
          <table:table-cell table:style-name="Tabelle6.A2" office:value-type="string">
            <text:p text:style-name="Table_20_Contents">The <text:span text:style-name="T1">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7"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4">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1">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1">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text:reference-mark-start text:name="White Space Processing and End of Line Handling"/>White-Space Processing and <text:alphabetical-index-mark text:string-value="end-of-line handling"/>EOL Handling<text:reference-mark-end text:name="White Space Processing and End of Line Handling"/></text:h>
            </text:list-item>
          </text:list>
        </text:list-item>
      </text:list>
      <text:p text:style-name="Text_20_body">In conformance with the <text:span text:style-name="T5">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116830472"/>white-space characters<text:alphabetical-index-mark-end text:id="IMark116830472"/> that are contained in elements that have element content (in other words that must contain elements only but not text) are ignored. This applies to the following white-space and <text:alphabetical-index-mark-start text:id="IMark116830792"/>end-of-line <text:alphabetical-index-mark-end text:id="IMark116830792"/>(<text:span text:style-name="T5">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1">HORIZONTAL TABULATION (0x0009)</text:p>
        </text:list-item>
        <text:list-item>
          <text:p text:style-name="P1">LINE FEED (0x000A)</text:p>
        </text:list-item>
        <text:list-item>
          <text:p text:style-name="P1">CARRIAGE RETURN (0x000D)</text:p>
        </text:list-item>
        <text:list-item>
          <text:p text:style-name="P1">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1">LINE FEED</text:p>
        </text:list-item>
        <text:list-item>
          <text:p text:style-name="P1">CARRIAGE RETURN </text:p>
        </text:list-item>
        <text:list-item>
          <text:p text:style-name="P1">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6">&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text:reference-mark text:name="MIME Types"/>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text:reference-mark text:name="Document Structure"/>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20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20">Document Roots</text:p>
            </text:list-item>
            <text:list-item>
              <text:p text:style-name="P20">Document Metadata</text:p>
            </text:list-item>
            <text:list-item>
              <text:p text:style-name="P20">Body Element and Document Types</text:p>
            </text:list-item>
            <text:list-item>
              <text:p text:style-name="P20">Application Settings</text:p>
            </text:list-item>
            <text:list-item>
              <text:p text:style-name="P20">Scripts</text:p>
            </text:list-item>
            <text:list-item>
              <text:p text:style-name="P20">Font Face Declarations</text:p>
            </text:list-item>
            <text:list-item>
              <text:p text:style-name="P20">Styles</text:p>
            </text:list-item>
            <text:list-item>
              <text:p text:style-name="P20">Page Styles and Layout</text:p>
            </text:list-item>
          </text:list>
        </text:index-body>
      </text:table-of-content>
      <text:p text:style-name="Text_20_body">In the <text:span text:style-name="T2"><text:user-field-get text:name="CommitteeName">OpenDocument</text:user-field-get></text:span><text:span text:style-name="T2"> format, e</text:span>ach structural component is represented by an <text:span text:style-name="T5">element</text:span><text:span text:style-name="T7">, with associated </text:span><text:span text:style-name="T5">attributes</text:span><text:span text:style-name="T7">.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reference-mark text:name="Document Roots"/><text:alphabetical-index-mark text:string-value="document root element"/>Document Roots</text:h>
            </text:list-item>
          </text:list>
        </text:list-item>
      </text:list>
      <text:p text:style-name="Text_20_body">A <text:span text:style-name="T5">document root element </text:span>is the primary element of a document in<text:span text:style-name="T2"> </text:span><text:span text:style-name="T2"><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2"><text:user-field-get text:name="CommitteeName">OpenDocument</text:user-field-get></text:span><text:span text:style-name="T2"> format supports the following two ways of </text:span>document <text:span text:style-name="T2">representation:</text:span></text:p>
      <text:list text:style-name="BulletedList">
        <text:list-item text:start-value="1">
          <text:p text:style-name="P1">As a single XML document.</text:p>
        </text:list-item>
        <text:list-item>
          <text:p text:style-name="P1">As a collection of several <text:span text:style-name="T1">subdocuments within a package (see section </text:span><text:span text:style-name="T1"><text:reference-ref text:reference-format="chapter" text:ref-name="Package"/></text:span><text:span text:style-name="T1">)</text:span>, each of which stores part of the complete document. Each <text:span text:style-name="T1">subdocument</text:span> has a different document root and stores a particular aspect of the XML document. For example, one <text:span text:style-name="T1">subdocument</text:span> contains the style information and another <text:span text:style-name="T1">subdocument</text:span> contains the content of the document. All types of documents, for example, text and spreadsheet documents, use the same document and <text:span text:style-name="T1">subdocuments</text:span> definitions.</text:p>
        </text:list-item>
      </text:list>
      <text:p text:style-name="Text_20_body">There are four types of <text:span text:style-name="T1">subdocuments</text:span>, each with different root elements. Additionally, the single XML document has its own root element, for a total of five different supported root elements. The root elements are summarized in the following table:</text:p>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Root Element</text:p>
            </table:table-cell>
            <table:table-cell table:style-name="RootElements.A1" office:value-type="string">
              <text:p text:style-name="Table_20_Heading">Subdocument Content</text:p>
            </table:table-cell>
            <table:table-cell table:style-name="RootElements.C1" office:value-type="string">
              <text:p text:style-name="Table_20_Heading">Subdoc. Name in Package</text:p>
            </table:table-cell>
          </table:table-row>
        </table:table-header-rows>
        <table:table-row>
          <table:table-cell table:style-name="RootElements.A2" office:value-type="string">
            <text:p text:style-name="Table_20_Contents"><text:span text:style-name="Element">&lt;office:document&gt;</text:span></text:p>
          </table:table-cell>
          <table:table-cell table:style-name="RootElements.A2" office:value-type="string">
            <text:p text:style-name="Table_20_Contents">Complete office document in a single XML document.</text:p>
          </table:table-cell>
          <table:table-cell table:style-name="RootElements.C2" office:value-type="string">
            <text:p text:style-name="Text_20_body">n/a</text:p>
          </table:table-cell>
        </table:table-row>
        <table:table-row>
          <table:table-cell table:style-name="RootElements.A2" office:value-type="string">
            <text:p text:style-name="Table_20_Contents"><text:span text:style-name="Element">&lt;office:document-content&gt;</text:span></text:p>
          </table:table-cell>
          <table:table-cell table:style-name="RootElements.A2" office:value-type="string">
            <text:p text:style-name="P25">Document content and automatic styles used in the content. </text:p>
          </table:table-cell>
          <table:table-cell table:style-name="RootElements.C2" office:value-type="string">
            <text:p text:style-name="Text_20_body">content.xml</text:p>
          </table:table-cell>
        </table:table-row>
        <table:table-row>
          <table:table-cell table:style-name="RootElements.A2" office:value-type="string">
            <text:p text:style-name="Table_20_Contents"><text:span text:style-name="Element">&lt;office:document-styles&gt;</text:span></text:p>
          </table:table-cell>
          <table:table-cell table:style-name="RootElements.A2" office:value-type="string">
            <text:p text:style-name="P25">Styles used in the document content and automatic styles used in the styles themselves.</text:p>
          </table:table-cell>
          <table:table-cell table:style-name="RootElements.C2" office:value-type="string">
            <text:p text:style-name="Text_20_body">styles.xml</text:p>
          </table:table-cell>
        </table:table-row>
        <table:table-row>
          <table:table-cell table:style-name="RootElements.A2" office:value-type="string">
            <text:p text:style-name="Table_20_Contents"><text:span text:style-name="Element">&lt;office:document-meta&gt;</text:span></text:p>
          </table:table-cell>
          <table:table-cell table:style-name="RootElements.A2" office:value-type="string">
            <text:p text:style-name="P25">Document meta information, such as the author or the time of the last save action.</text:p>
          </table:table-cell>
          <table:table-cell table:style-name="RootElements.C2" office:value-type="string">
            <text:p text:style-name="Text_20_body">meta.xml</text:p>
          </table:table-cell>
        </table:table-row>
        <table:table-row>
          <table:table-cell table:style-name="RootElements.A2" office:value-type="string">
            <text:p text:style-name="Table_20_Contents"><text:span text:style-name="Element">&lt;office:document-settings&gt;</text:span></text:p>
          </table:table-cell>
          <table:table-cell table:style-name="RootElements.A2" office:value-type="string">
            <text:p text:style-name="P25">Application-specific settings, such as the window size or printer information.</text:p>
          </table:table-cell>
          <table:table-cell table:style-name="RootElements.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1">subdocument</text:span> root elements contain the complete data, but four combined do.</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B" table:number-columns-repeated="5"/>
        <table:table-column table:style-name="RootElementsContent.I"/>
        <table:table-header-rows>
          <table:table-row>
            <table:table-cell table:style-name="RootElementsContent.A1" office:value-type="string">
              <text:p text:style-name="Table_20_Heading">Root Element</text:p>
            </table:table-cell>
            <table:table-cell table:style-name="RootElementsContent.A1" office:value-type="string">
              <text:p text:style-name="Table_20_Heading">meta­data</text:p>
            </table:table-cell>
            <table:table-cell table:style-name="RootElementsContent.A1" office:value-type="string">
              <text:p text:style-name="Table_20_Heading">app. sett.</text:p>
            </table:table-cell>
            <table:table-cell table:style-name="RootElementsContent.A1" office:value-type="string">
              <text:p text:style-name="Table_20_Heading">script</text:p>
            </table:table-cell>
            <table:table-cell table:style-name="RootElementsContent.A1" office:value-type="string">
              <text:p text:style-name="Table_20_Heading">font decls</text:p>
            </table:table-cell>
            <table:table-cell table:style-name="RootElementsContent.A1" office:value-type="string">
              <text:p text:style-name="Table_20_Heading">style</text:p>
            </table:table-cell>
            <table:table-cell table:style-name="RootElementsContent.A1" office:value-type="string">
              <text:p text:style-name="Table_20_Heading">auto style</text:p>
            </table:table-cell>
            <table:table-cell table:style-name="RootElementsContent.A1" office:value-type="string">
              <text:p text:style-name="Table_20_Heading">mast style</text:p>
            </table:table-cell>
            <table:table-cell table:style-name="RootElementsContent.I1" office:value-type="string">
              <text:p text:style-name="Table_20_Heading">body</text:p>
            </table:table-cell>
          </table:table-row>
        </table:table-header-rows>
        <table:table-row>
          <table:table-cell table:style-name="RootElementsContent.A2" office:value-type="string">
            <text:p text:style-name="Table_20_Contents"><text:span text:style-name="Element">&lt;office:document&gt;</text:span></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I2" office:value-type="string">
            <text:p text:style-name="P26"></text:p>
          </table:table-cell>
        </table:table-row>
        <table:table-row>
          <table:table-cell table:style-name="RootElementsContent.A2" office:value-type="string">
            <text:p text:style-name="Table_20_Contents"><text:span text:style-name="Element">&lt;office:document-content&gt;</text:span></text:p>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7"/>
          </table:table-cell>
          <table:table-cell table:style-name="RootElementsContent.A2" office:value-type="string">
            <text:p text:style-name="P26"></text:p>
          </table:table-cell>
          <table:table-cell table:style-name="RootElementsContent.A2" office:value-type="string">
            <text:p text:style-name="P27"/>
          </table:table-cell>
          <table:table-cell table:style-name="RootElementsContent.I2" office:value-type="string">
            <text:p text:style-name="P26"></text:p>
          </table:table-cell>
        </table:table-row>
        <table:table-row>
          <table:table-cell table:style-name="RootElementsContent.A2" office:value-type="string">
            <text:p text:style-name="Table_20_Contents"><text:span text:style-name="Element">&lt;office:document-styles&gt;</text:span></text:p>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A2" office:value-type="string">
            <text:p text:style-name="P26"></text:p>
          </table:table-cell>
          <table:table-cell table:style-name="RootElementsContent.I2" office:value-type="string">
            <text:p text:style-name="P27"/>
          </table:table-cell>
        </table:table-row>
        <table:table-row>
          <table:table-cell table:style-name="RootElementsContent.A2" office:value-type="string">
            <text:p text:style-name="Table_20_Contents"><text:span text:style-name="Element">&lt;office:document-meta&gt;</text:span></text:p>
          </table:table-cell>
          <table:table-cell table:style-name="RootElementsContent.A2" office:value-type="string">
            <text:p text:style-name="P26"></text:p>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I2" office:value-type="string">
            <text:p text:style-name="P27"/>
          </table:table-cell>
        </table:table-row>
        <table:table-row>
          <table:table-cell table:style-name="RootElementsContent.A2" office:value-type="string">
            <text:p text:style-name="Table_20_Contents"><text:span text:style-name="Element">&lt;office:document-settings&gt;</text:span></text:p>
          </table:table-cell>
          <table:table-cell table:style-name="RootElementsContent.A2" office:value-type="string">
            <text:p text:style-name="P27"/>
          </table:table-cell>
          <table:table-cell table:style-name="RootElementsContent.A2" office:value-type="string">
            <text:p text:style-name="P26"></text:p>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A2" office:value-type="string">
            <text:p text:style-name="P27"/>
          </table:table-cell>
          <table:table-cell table:style-name="RootElementsContent.I2" office:value-type="string">
            <text:p text:style-name="P27"/>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6">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 document (text, spreadsheet etc.). This attribute is especially important for flat XML files, where this is the only way the type of document can be detected (in a package, the MIME type is also present in a separate file, see section <text:reference-ref text:reference-format="chapter" text:ref-name="MIME type stream"/>). Its values are the MIME types that are used for the packaged variant of office documents (see section <text:reference-ref text:reference-format="chapter" text:ref-name="MIME Types"/>).</text:p>
      <text:p text:style-name="RelaxNG">&lt;define name="office-document-attrs" combine="interleave"&gt;</text:p>
      <text:p text:style-name="RelaxNG"><text:tab/>&lt;attribute name="office:mimetyp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Document Metadata</text:h>
            </text:list-item>
          </text:list>
        </text:list-item>
      </text:list>
      <text:p text:style-name="Text_20_body"><text:alphabetical-index-mark text:string-value="meta information"/>Metadata is general information about a document. In the <text:span text:style-name="T2"><text:user-field-get text:name="CommitteeName">OpenDocument</text:user-field-get></text:span> format, all of the metadata elements are contained in an <text:span text:style-name="T6">&lt;office:meta&gt;</text:span> element, usually located at start of the document. Metadata elements may be omitted or occur multiple times. It is application-specific how to update multiple instances of the same elements.</text:p>
      <text:p text:style-name="RelaxNG">&lt;define name="office-meta"&gt;</text:p>
      <text:p text:style-name="RelaxNG"><text:tab/>&lt;optional&gt;</text:p>
      <text:p text:style-name="RelaxNG"><text:tab/><text:tab/>&lt;element name="office:meta"&gt;</text:p>
      <text:p text:style-name="RelaxNG"><text:tab/><text:tab/><text:tab/>&lt;ref name="office-meta-content"/&gt;</text:p>
      <text:p text:style-name="RelaxNG"><text:tab/><text:tab/>&lt;/element&gt;</text:p>
      <text:p text:style-name="RelaxNG"><text:tab/>&lt;/optional&gt;</text:p>
      <text:p text:style-name="RelaxNG">&lt;/define&gt;</text:p>
      <text:p text:style-name="RelaxNG"/>
      <text:p text:style-name="RelaxNG">&lt;define name="office-meta-content"&gt;</text:p>
      <text:p text:style-name="RelaxNG"><text:tab/>&lt;ref name="anyElements"/&gt;</text:p>
      <text:p text:style-name="RelaxNG">&lt;/define&gt;</text:p>
      <text:p text:style-name="RelaxNG"/>
      <text:p text:style-name="RelaxNG">&lt;define name="office-meta-content-strict"&gt;</text:p>
      <text:p text:style-name="RelaxNG"><text:tab/>&lt;zeroOrMore&gt;</text:p>
      <text:p text:style-name="RelaxNG"><text:tab/><text:tab/>&lt;ref name="office-meta-data"/&gt;</text:p>
      <text:p text:style-name="RelaxNG"><text:tab/>&lt;/zeroOrMore&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ustom meta data"/>Pre-Defined vs. Custom Metadata</text:h>
                </text:list-item>
              </text:list>
            </text:list-item>
          </text:list>
        </text:list-item>
      </text:list>
      <text:p text:style-name="Text_20_body">In the <text:span text:style-name="T2"><text:user-field-get text:name="CommitteeName">OpenDocument</text:user-field-get></text:span> schema the metadata is comprised of pre-defined metadata elements, user defined metadata, as well as custom metadata elements. The pre-defined metadata elements have defined semantics. They <text:span text:style-name="RFC2119_20_Keyword">should</text:span> be processed and updated by editing applications. They can be referenced from within the document through the use of suitable text fields.</text:p>
      <text:p text:style-name="Text_20_body">User-defined metadata is a more generic mechanism which specifies a triplet of name, type, and value. Supporting applications can present these value to the user, making use of the supplied data type. The user-defined metadata can be referenced from within the document through the use of suitable text fields.</text:p>
      <text:p text:style-name="Text_20_body">Custom metadata are arbitrary elements inside <text:span text:style-name="Element">&lt;office:meta&gt;</text:span>. Since their semantics is not defined in this specification, conforming applications in general cannot process or display this data. Applications <text:span text:style-name="RFC2119_20_Keyword">should</text:span> preserve this data when editing the document.</text:p>
      <text:list text:style-name="Outline" text:continue-numbering="true">
        <text:list-item>
          <text:list text:continue-numbering="true">
            <text:list-item>
              <text:list text:continue-numbering="true">
                <text:list-item>
                  <text:h text:style-name="Heading_20_3" text:outline-level="3">Sample Metadata</text:h>
                </text:list-item>
              </text:list>
            </text:list-item>
          </text:list>
        </text:list-item>
      </text:list>
      <text:p text:style-name="Text_20_body"><text:span text:style-name="Label">Example: </text:span><text:alphabetical-index-mark text:string-value="meta information, example of"/><text:span text:style-name="Label"/><text:span text:style-name="Label">Sample metadata of a document in </text:span><text:span text:style-name="T3"><text:user-field-get text:name="CommitteeName">OpenDocument</text:user-field-get></text:span><text:span text:style-name="Label"> format</text:span></text:p>
      <text:p text:style-name="P23">&lt;office:meta&gt;</text:p>
      <text:p text:style-name="Example"><text:tab/>&lt;dc:title&gt;Title of the document&lt;/dc:title&gt;</text:p>
      <text:p text:style-name="Example"><text:tab/>&lt;dc:description&gt;Description/Comment for the document&lt;/dc:description&gt;</text:p>
      <text:p text:style-name="Example"><text:tab/>&lt;meta:initial-creator&gt;User Name&lt;/meta:initial-creator&gt;</text:p>
      <text:p text:style-name="Example"><text:tab/>&lt;meta:creation-date&gt;1999-10-18T12:34:56&lt;/meta:creation-date&gt;</text:p>
      <text:p text:style-name="Example"><text:tab/>&lt;dc:creator&gt;User Name&lt;/dc:creator&gt;</text:p>
      <text:p text:style-name="Example"><text:tab/>&lt;dc:date&gt;1999-10-19T15:16:17&lt;/dc:date&gt;</text:p>
      <text:p text:style-name="Example"><text:tab/>&lt;meta:printed-by&gt;User Name&lt;/meta:printed-by&gt;</text:p>
      <text:p text:style-name="Example"><text:tab/>&lt;meta:print-date&gt;1999-10-20T16:17:18&lt;/meta:print-date&gt;</text:p>
      <text:p text:style-name="Example"><text:tab/>&lt;dc:subject&gt;Description of the document&lt;/dc:subject&gt;</text:p>
      <text:p text:style-name="Example"><text:tab/>&lt;meta:editing-duration&gt;PT5H10M10S&lt;/meta:editing-duration&gt;</text:p>
      <text:p text:style-name="Example"><text:tab/>&lt;meta:keyword&gt;First keyword&lt;/meta:keyword&gt;</text:p>
      <text:p text:style-name="Example"><text:tab/>&lt;meta:keyword&gt;Second keyword&lt;/meta:keyword&gt;</text:p>
      <text:p text:style-name="Example"><text:tab/>&lt;meta:keyword&gt;Third keyword&lt;/meta:keyword&gt;</text:p>
      <text:p text:style-name="Example"><text:tab/>&lt;meta:template xlink:type="simple"</text:p>
      <text:p text:style-name="Example"><text:tab/>xlink:href="file:///c|/office52/share/template/german/finance/budget.vor"</text:p>
      <text:p text:style-name="Example"><text:tab/>xlink:title="Template name"</text:p>
      <text:p text:style-name="Example"><text:tab/>meta:date="1999-10-15T10:11:12" /&gt;</text:p>
      <text:p text:style-name="Example"><text:tab/>&lt;meta:auto-reload</text:p>
      <text:p text:style-name="Example"><text:tab/>xlink:type="simple"</text:p>
      <text:p text:style-name="Example"><text:tab/>xlink:href="file:///..."</text:p>
      <text:p text:style-name="Example"><text:tab/>meta:delay="P60S" /&gt;</text:p>
      <text:p text:style-name="Example"><text:tab/>&lt;dc:language&gt;de-DE&lt;/dc:language&gt;</text:p>
      <text:p text:style-name="Example"><text:tab/>&lt;meta:user-defined meta:name="Field 1"</text:p>
      <text:p text:style-name="Example"><text:tab/>meta:value-type="string"&gt;Value 1&lt;/meta:user-defined&gt;</text:p>
      <text:p text:style-name="Example"><text:tab/>&lt;meta:user-defined meta:name="Field 2"</text:p>
      <text:p text:style-name="Example"><text:tab/>meta:value-type="float"&gt;1.234&lt;/meta:user-defined&gt;</text:p>
      <text:p text:style-name="Example">&lt;/office:meta&gt;</text:p>
      <text:list text:style-name="Outline" text:continue-numbering="true">
        <text:list-item>
          <text:list text:continue-numbering="true">
            <text:list-item>
              <text:h text:style-name="Heading_20_2" text:outline-level="2">Body Element and Document Types</text:h>
            </text:list-item>
          </text:list>
        </text:list-item>
      </text:list>
      <text:p text:style-name="Text_20_body">The document body contains an element to indicate which type of content this document contains. Currently supported document types are:</text:p>
      <text:list text:style-name="L1">
        <text:list-item>
          <text:p text:style-name="P12">text documents</text:p>
        </text:list-item>
        <text:list-item>
          <text:p text:style-name="P12">drawing documents</text:p>
        </text:list-item>
        <text:list-item>
          <text:p text:style-name="P12">presentation documents</text:p>
        </text:list-item>
        <text:list-item>
          <text:p text:style-name="P12">spreadsheet documents</text:p>
        </text:list-item>
        <text:list-item>
          <text:p text:style-name="P12">chart documents</text:p>
        </text:list-item>
        <text:list-item>
          <text:p text:style-name="P12">image documents</text:p>
        </text:list-item>
      </text:list>
      <text:p text:style-name="Text_20_body">All document types share the same content elements, but different document types place different restrictions on which elements may occur, and in what combinations. The document content is typically framed by a prelude and epilogue, which contain additional information for a specific type of document, like form data or variable declarations.</text:p>
      <text:p text:style-name="RelaxNG">&lt;define name="office-body"&gt;</text:p>
      <text:p text:style-name="RelaxNG"><text:tab/>&lt;element name="office:body"&gt;</text:p>
      <text:p text:style-name="RelaxNG"><text:tab/><text:tab/>&lt;ref name="office-body-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 Documents</text:h>
                </text:list-item>
              </text:list>
            </text:list-item>
          </text:list>
        </text:list-item>
      </text:list>
      <text:p text:style-name="Text_20_body">The content of text documents mainly consists of a sequence containing any number of paragraphs, tables, indices, text frames, text sections, and graphical elements. Additionally, a text document may contain forms, change tracking information and variable declarations. Each of these is defined in the document prelude, and may be referenced from the document content.</text:p>
      <text:p text:style-name="RelaxNG">&lt;define name="office-body-content" combine="choice"&gt;</text:p>
      <text:p text:style-name="RelaxNG"><text:tab/>&lt;element name="office:text"&gt;</text:p>
      <text:p text:style-name="RelaxNG"><text:tab/><text:tab/>&lt;ref name="office-text-attlist"/&gt;</text:p>
      <text:p text:style-name="RelaxNG"><text:tab/><text:tab/>&lt;ref name="office-text-content-prelude"/&gt;</text:p>
      <text:p text:style-name="RelaxNG"><text:tab/><text:tab/>&lt;zeroOrMore&gt;</text:p>
      <text:p text:style-name="RelaxNG"><text:tab/><text:tab/><text:tab/>&lt;ref name="office-text-content-main"/&gt;</text:p>
      <text:p text:style-name="RelaxNG"><text:tab/><text:tab/>&lt;/zeroOrMore&gt;</text:p>
      <text:p text:style-name="RelaxNG"><text:tab/><text:tab/>&lt;ref name="office-tex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Document Content Model</text:h>
                    </text:list-item>
                  </text:list>
                </text:list-item>
              </text:list>
            </text:list-item>
          </text:list>
        </text:list-item>
      </text:list>
      <text:p text:style-name="Text_20_body">The text document prelude contains the document's form data, change tracking information, and variable declarations. To allow office applications to implement functionality that usually is available in spreadsheets for text documents, it may also contain elements that implement enhanced table features. See also section <text:reference-ref text:reference-format="chapter" text:ref-name="Spreadsheet Documents"/>.</text:p>
      <text:p text:style-name="RelaxNG">&lt;define name="office-text-content-prelude"&gt;</text:p>
      <text:p text:style-name="RelaxNG"><text:tab/>&lt;ref name="office-forms"/&gt;</text:p>
      <text:p text:style-name="RelaxNG"><text:tab/>&lt;ref name="text-tracked-changes"/&gt;</text:p>
      <text:p text:style-name="RelaxNG"><text:tab/>&lt;ref name="text-decls"/&gt;</text:p>
      <text:p text:style-name="RelaxNG"><text:tab/>&lt;ref name="table-decls"/&gt;</text:p>
      <text:p text:style-name="RelaxNG">&lt;/define&gt;</text:p>
      <text:p text:style-name="Text_20_body">The main document content contains any sequence of text content elements, which includes paragraphs (and headings), text sections (and indices), tables, and graphical shapes. As an alternative, a text document may contain of a single page sequence.</text:p>
      <text:p text:style-name="Text_20_body">It is not required that a text document contains a paragraph. A text document may consist of a sequence frames only.</text:p>
      <text:p text:style-name="RelaxNG">&lt;define name="office-text-content-main"&gt;</text:p>
      <text:p text:style-name="RelaxNG"><text:tab/>&lt;choice&gt;</text:p>
      <text:p text:style-name="RelaxNG"><text:tab/><text:tab/>&lt;zeroOrMore&gt;</text:p>
      <text:p text:style-name="RelaxNG"><text:tab/><text:tab/><text:tab/>&lt;ref name="text-content"/&gt;</text:p>
      <text:p text:style-name="RelaxNG"><text:tab/><text:tab/>&lt;/zeroOrMore&gt;</text:p>
      <text:p text:style-name="RelaxNG"><text:tab/><text:tab/>&lt;group&gt;</text:p>
      <text:p text:style-name="RelaxNG"><text:tab/><text:tab/><text:tab/>&lt;ref name="text-page-sequence"/&gt;</text:p>
      <text:p text:style-name="RelaxNG"><text:tab/><text:tab/><text:tab/>&lt;zeroOrMore&gt;</text:p>
      <text:p text:style-name="RelaxNG"><text:tab/><text:tab/><text:tab/><text:tab/>&lt;choice&gt;</text:p>
      <text:p text:style-name="RelaxNG"><text:tab/><text:tab/><text:tab/><text:tab/><text:tab/>&lt;ref name="draw-a"/&gt;</text:p>
      <text:p text:style-name="RelaxNG"><text:tab/><text:tab/><text:tab/><text:tab/><text:tab/>&lt;ref name="shape"/&gt;</text:p>
      <text:p text:style-name="RelaxNG"><text:tab/><text:tab/><text:tab/><text:tab/>&lt;/choice&gt;</text:p>
      <text:p text:style-name="RelaxNG"><text:tab/><text:tab/><text:tab/>&lt;/zeroOrMore&gt;</text:p>
      <text:p text:style-name="RelaxNG"><text:tab/><text:tab/>&lt;/group&gt;</text:p>
      <text:p text:style-name="RelaxNG"><text:tab/>&lt;/choice&gt;</text:p>
      <text:p text:style-name="RelaxNG">&lt;/define&gt;</text:p>
      <text:p text:style-name="RelaxNG"/>
      <text:p text:style-name="RelaxNG">&lt;define name="text-content"&gt;</text:p>
      <text:p text:style-name="RelaxNG"><text:tab/>&lt;choice&gt;</text:p>
      <text:p text:style-name="RelaxNG"><text:tab/><text:tab/>&lt;ref name="text-h"/&gt;</text:p>
      <text:p text:style-name="RelaxNG"><text:tab/><text:tab/>&lt;ref name="text-p"/&gt;</text:p>
      <text:p text:style-name="RelaxNG"><text:tab/><text:tab/>&lt;ref name="text-list"/&gt;</text:p>
      <text:p text:style-name="RelaxNG"><text:tab/><text:tab/>&lt;ref name="text-numbered-paragraph"/&gt;</text:p>
      <text:p text:style-name="RelaxNG"><text:tab/><text:tab/>&lt;ref name="table-table"/&gt;</text:p>
      <text:p text:style-name="RelaxNG"><text:tab/><text:tab/>&lt;ref name="draw-a"/&gt;</text:p>
      <text:p text:style-name="RelaxNG"><text:tab/><text:tab/>&lt;ref name="text-section"/&gt;</text:p>
      <text:p text:style-name="RelaxNG"><text:tab/><text:tab/>&lt;ref name="text-soft-page-break"/&gt; </text:p>
      <text:p text:style-name="RelaxNG"><text:tab/><text:tab/>&lt;ref name="text-table-of-content"/&gt;</text:p>
      <text:p text:style-name="RelaxNG"><text:tab/><text:tab/>&lt;ref name="text-illustration-index"/&gt;</text:p>
      <text:p text:style-name="RelaxNG"><text:tab/><text:tab/>&lt;ref name="text-table-index"/&gt;</text:p>
      <text:p text:style-name="RelaxNG"><text:tab/><text:tab/>&lt;ref name="text-object-index"/&gt;</text:p>
      <text:p text:style-name="RelaxNG"><text:tab/><text:tab/>&lt;ref name="text-user-index"/&gt;</text:p>
      <text:p text:style-name="RelaxNG"><text:tab/><text:tab/>&lt;ref name="text-alphabetical-index"/&gt;</text:p>
      <text:p text:style-name="RelaxNG"><text:tab/><text:tab/>&lt;ref name="text-bibliography"/&gt;</text:p>
      <text:p text:style-name="RelaxNG"><text:tab/><text:tab/>&lt;ref name="shape"/&gt;</text:p>
      <text:p text:style-name="RelaxNG"><text:tab/><text:tab/>&lt;ref name="change-marks"/&gt;</text:p>
      <text:p text:style-name="RelaxNG"><text:tab/>&lt;/choice&gt;</text:p>
      <text:p text:style-name="RelaxNG">&lt;/define&gt;</text:p>
      <text:p text:style-name="Text_20_body">There are no text documents specific epilogue elements, but the epilogue may contain elements that implement enhanced table features. See also section <text:reference-ref text:reference-format="chapter" text:ref-name="Spreadsheet Documents"/>.</text:p>
      <text:p text:style-name="RelaxNG">&lt;define name="office-text-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Global text Document"/>Global Text Documents</text:h>
                    </text:list-item>
                  </text:list>
                </text:list-item>
              </text:list>
            </text:list-item>
          </text:list>
        </text:list-item>
      </text:list>
      <text:p text:style-name="Text_20_body">There is a common use case for large documents to be edited in separate entities, such that there is a 'global' document, containing several linked constituent <text:span text:style-name="T1">subdocuments.</text:span> This can be implemented by using linked text sections (see section <text:reference-ref text:reference-format="chapter" text:ref-name="Text Sections"/>). To facilitate an editing application adapting the user interface to better support the notion of 'global' document with constituent parts (as opposed to a document with arbitrary linked content), the <text:span text:style-name="Attribute">text:global</text:span> flag can be used. If set to <text:span text:style-name="Source_20_Text">true</text:span>, it informs applications that linked sections in this document have part-of semantics. The actual XML representation of the sections does not change.</text:p>
      <text:p text:style-name="RelaxNG">&lt;define name="office-text-attlist" combine="interleave"&gt;</text:p>
      <text:p text:style-name="RelaxNG"><text:tab/>&lt;optional&gt;</text:p>
      <text:p text:style-name="RelaxNG"><text:tab/><text:tab/>&lt;attribute name="text:global"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Use Soft Page Breaks"/>Use Soft Page Breaks<text:reference-mark-end text:name="Use Soft Page Breaks"/></text:h>
                    </text:list-item>
                  </text:list>
                </text:list-item>
              </text:list>
            </text:list-item>
          </text:list>
        </text:list-item>
      </text:list>
      <text:p text:style-name="Text_20_body">The <text:span text:style-name="Attribute">text:use-soft-page-breaks</text:span> attribute specifies whether the document contains soft page breaks.</text:p>
      <text:p text:style-name="Text_20_body">A soft page break is a page break that a has been included by a page oriented processor at a position where the document itself does not include a page break (e.g. by using the <text:span text:style-name="Attribute">fo:break-before</text:span> and <text:span text:style-name="Attribute">fo:break-after</text:span> formatting properties described in section 15.5.2).</text:p>
      <text:p text:style-name="Text_20_body">Soft page breaks are specified by the <text:span text:style-name="Element">&lt;text:soft-page-break&gt;</text:span> elements described in sections 4.7 and 5.1.1:Soft Page breaks.</text:p>
      <text:p text:style-name="Text_20_body">The use of the <text:span text:style-name="Element">&lt;text:soft-page-break&gt;</text:span> elements is always optional. An application generating the format <text:span text:style-name="RFC2119_20_Keyword">may</text:span> include the element if it has computed a paginated layout. A consuming application <text:span text:style-name="RFC2119_20_Keyword">may</text:span> handle the element while computing the layout, but it <text:span text:style-name="RFC2119_20_Keyword">shall not</text:span> depend on its existence. Soft page breaks are only supported within text documents.</text:p>
      <text:p text:style-name="Text_20_body">A generating application that stores soft page breaks <text:span text:style-name="RFC2119_20_Keyword">shall</text:span> indicate this by setting the <text:span text:style-name="Attribute">text:use-page-breaks</text:span> attribute to <text:span text:style-name="Attribute_20_Value">true</text:span>. A generating application that does not store soft page breaks <text:span text:style-name="RFC2119_20_Keyword">shall</text:span> indicate that by omitting this attribute, or by setting it to false.</text:p>
      <text:p text:style-name="Text_20_body">An application that does not support pagination and soft page-breaks, that modifies an OpenDocument file, which includes soft page-breaks, <text:span text:style-name="RFC2119_20_Keyword">shall</text:span> at least set the <text:span text:style-name="Attribute">text:use-page-breaks</text:span> attribute to <text:span text:style-name="Attribute">false</text:span> (or remove it). It <text:span text:style-name="RFC2119_20_Keyword">should</text:span> also remove the text:soft-page-break elements from the document but is not required to do so.</text:p>
      <text:p text:style-name="Text_20_body">An application that computes a paginated layout of a document <text:span text:style-name="RFC2119_20_Keyword">should</text:span> provide a facility to turn on export of soft page breaks for the purposes of consistent page breaks and for proper conversion to digital talking book formats (such as <text:bibliography-mark text:identifier="DAISY" text:bibliography-type="custom4" text:title="ANSI/NISO Z39.86-2005 Specifications for the Digital Talking Book" text:year="2005" text:url="http://www.niso.org/standards/resources/Z39-86-2005.html">[DAISY]</text:bibliography-mark>).</text:p>
      <text:p text:style-name="Text_20_body">For <text:span text:style-name="Element">&lt;text:soft-page-break&gt;</text:span> elements that appear within table rows, the maximum number of <text:span text:style-name="Element">&lt;text:soft-page-break&gt;</text:span> elements that appear within the single table cells determines the number of page breaks that appear within the table row. The <text:span text:style-name="Element">&lt;text:soft-page-break&gt;</text:span> elements contained in each cell determine the positions where these page breaks appear within the cell content.</text:p>
      <text:p text:style-name="Text_20_body">Similarly, <text:span text:style-name="Element">&lt;text:soft-page-break&gt;</text:span> elements that appear within text boxes and other content displayed outside the text flow, do not start a new page, but only indicate where the text-box's content breaks between two pages.</text:p>
      <text:p text:style-name="RelaxNG">&lt;define name="office-text-attlist" combine="interleave"&gt;</text:p>
      <text:p text:style-name="RelaxNG"><text:tab/>&lt;optional&gt;</text:p>
      <text:p text:style-name="RelaxNG"><text:tab/><text:tab/>&lt;attribute name="text:use-soft-page-breaks"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Drawing Document"/>Drawing Documents</text:h>
                </text:list-item>
              </text:list>
            </text:list-item>
          </text:list>
        </text:list-item>
      </text:list>
      <text:p text:style-name="Text_20_body">The content of drawing document consists of a sequence of draw pages. </text:p>
      <text:p text:style-name="RelaxNG">&lt;define name="office-body-content" combine="choice"&gt;</text:p>
      <text:p text:style-name="RelaxNG"><text:tab/>&lt;element name="office:drawing"&gt;</text:p>
      <text:p text:style-name="RelaxNG"><text:tab/><text:tab/>&lt;ref name="office-drawing-attlist"/&gt;</text:p>
      <text:p text:style-name="RelaxNG"><text:tab/><text:tab/>&lt;ref name="office-drawing-content-prelude"/&gt;</text:p>
      <text:p text:style-name="RelaxNG"><text:tab/><text:tab/>&lt;ref name="office-drawing-content-main"/&gt;</text:p>
      <text:p text:style-name="RelaxNG"><text:tab/><text:tab/>&lt;ref name="office-drawing-content-epilogue"/&gt;</text:p>
      <text:p text:style-name="RelaxNG"><text:tab/>&lt;/element&gt;</text:p>
      <text:p text:style-name="RelaxNG">&lt;/define&gt;</text:p>
      <text:p text:style-name="RelaxNG"/>
      <text:p text:style-name="RelaxNG">&lt;define name="office-drawing-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Drawing Document Content Model</text:h>
                    </text:list-item>
                  </text:list>
                </text:list-item>
              </text:list>
            </text:list-item>
          </text:list>
        </text:list-item>
      </text:list>
      <text:p text:style-name="Text_20_body">The drawing document prelude may contain text declarations only. To allow office applications to implement functionality that usually is available in spreadsheets for drawing documents, it may also contain elements that implement enhanced table features. See also section <text:reference-ref text:reference-format="chapter" text:ref-name="Spreadsheet Documents"/>.</text:p>
      <text:p text:style-name="RelaxNG">&lt;define name="office-drawing-content-prelude"&gt;</text:p>
      <text:p text:style-name="RelaxNG"><text:tab/>&lt;ref name="text-decls"/&gt;</text:p>
      <text:p text:style-name="RelaxNG"><text:tab/>&lt;ref name="table-decls"/&gt;</text:p>
      <text:p text:style-name="RelaxNG">&lt;/define&gt;</text:p>
      <text:p text:style-name="Text_20_body">The main document content contains a sequence of draw pages.</text:p>
      <text:p text:style-name="RelaxNG">&lt;define name="office-drawing-content-main"&gt;</text:p>
      <text:p text:style-name="RelaxNG"><text:tab/>&lt;zeroOrMore&gt;</text:p>
      <text:p text:style-name="RelaxNG"><text:tab/><text:tab/>&lt;ref name="draw-page"/&gt;</text:p>
      <text:p text:style-name="RelaxNG"><text:tab/>&lt;/zeroOrMore&gt;</text:p>
      <text:p text:style-name="RelaxNG">&lt;/define&gt;</text:p>
      <text:p text:style-name="Text_20_body">There are no drawing documents specific epilogue elements, but the epilogue may contain elements that implement enhanced table features. See also section <text:reference-ref text:reference-format="chapter" text:ref-name="Spreadsheet Documents"/>.</text:p>
      <text:p text:style-name="RelaxNG">&lt;define name="office-drawing-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Presentation Documents</text:h>
                </text:list-item>
              </text:list>
            </text:list-item>
          </text:list>
        </text:list-item>
      </text:list>
      <text:p text:style-name="Text_20_body">The content of presentation document consists of a sequence of draw pages.</text:p>
      <text:p text:style-name="RelaxNG">&lt;define name="office-body-content" combine="choice"&gt;</text:p>
      <text:p text:style-name="RelaxNG"><text:tab/>&lt;element name="office:presentation"&gt;</text:p>
      <text:p text:style-name="RelaxNG"><text:tab/><text:tab/>&lt;ref name="office-presentation-attlist"/&gt;</text:p>
      <text:p text:style-name="RelaxNG"><text:tab/><text:tab/>&lt;ref name="office-presentation-content-prelude"/&gt;</text:p>
      <text:p text:style-name="RelaxNG"><text:tab/><text:tab/>&lt;ref name="office-presentation-content-main"/&gt;</text:p>
      <text:p text:style-name="RelaxNG"><text:tab/><text:tab/>&lt;ref name="office-presentation-content-epilogue"/&gt;</text:p>
      <text:p text:style-name="RelaxNG"><text:tab/>&lt;/element&gt;</text:p>
      <text:p text:style-name="RelaxNG">&lt;/define&gt;</text:p>
      <text:p text:style-name="RelaxNG"/>
      <text:p text:style-name="RelaxNG">&lt;define name="office-presentation-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esentation Document Content Model</text:h>
                    </text:list-item>
                  </text:list>
                </text:list-item>
              </text:list>
            </text:list-item>
          </text:list>
        </text:list-item>
      </text:list>
      <text:p text:style-name="Text_20_body">The presentation document prelude equals the one of a drawing document, but may contain some additional declarations. See also section <text:reference-ref text:reference-format="chapter" text:ref-name="Drawing Document"/>.</text:p>
      <text:p text:style-name="RelaxNG">&lt;define name="office-presentation-content-prelude"&gt;</text:p>
      <text:p text:style-name="RelaxNG"><text:tab/>&lt;ref name="text-decls"/&gt;</text:p>
      <text:p text:style-name="RelaxNG"><text:tab/>&lt;ref name="table-decls"/&gt;</text:p>
      <text:p text:style-name="RelaxNG"><text:tab/>&lt;ref name="presentation-decls"/&gt;</text:p>
      <text:p text:style-name="RelaxNG">&lt;/define&gt;</text:p>
      <text:p text:style-name="Text_20_body">The main document content contains a sequence of draw pages.</text:p>
      <text:p text:style-name="RelaxNG">&lt;define name="office-presentation-content-main"&gt;</text:p>
      <text:p text:style-name="RelaxNG"><text:tab/>&lt;zeroOrMore&gt;</text:p>
      <text:p text:style-name="RelaxNG"><text:tab/><text:tab/>&lt;ref name="draw-page"/&gt;</text:p>
      <text:p text:style-name="RelaxNG"><text:tab/>&lt;/zeroOrMore&gt;</text:p>
      <text:p text:style-name="RelaxNG">&lt;/define&gt;</text:p>
      <text:p text:style-name="Text_20_body">The epilogue of presentation documents may contain presentation settings. Additionally, it may contain elements that implement enhanced table features. See also section <text:reference-ref text:reference-format="chapter" text:ref-name="Spreadsheet Documents"/>.</text:p>
      <text:p text:style-name="RelaxNG">&lt;define name="office-presentation-content-epilogue"&gt;</text:p>
      <text:p text:style-name="RelaxNG"><text:tab/>&lt;ref name="presentation-settings"/&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Spreadsheet Documents"/>Spreadsheet Documents</text:h>
                </text:list-item>
              </text:list>
            </text:list-item>
          </text:list>
        </text:list-item>
      </text:list>
      <text:p text:style-name="Text_20_body">The content of spreadsheet documents mainly consists of a sequence of tables. Additionally, a spreadsheet document may contain forms, change tracking information and various kinds of declarations that simplify the usage of spreadsheet tables and their analysis. Each of these are contained in either the document prelude, or the document epilogue.</text:p>
      <text:p text:style-name="RelaxNG">&lt;define name="office-body-content" combine="choice"&gt;</text:p>
      <text:p text:style-name="RelaxNG"><text:tab/>&lt;element name="office:spreadsheet"&gt;</text:p>
      <text:p text:style-name="RelaxNG"><text:tab/><text:tab/>&lt;ref name="office-spreadsheet-attlist"/&gt;</text:p>
      <text:p text:style-name="RelaxNG"><text:tab/><text:tab/>&lt;ref name="office-spreadsheet-content-prelude"/&gt;</text:p>
      <text:p text:style-name="RelaxNG"><text:tab/><text:tab/>&lt;ref name="office-spreadsheet-content-main"/&gt;</text:p>
      <text:p text:style-name="RelaxNG"><text:tab/><text:tab/>&lt;ref name="office-spreadshee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preadsheet Document Content Model</text:h>
                    </text:list-item>
                  </text:list>
                </text:list-item>
              </text:list>
            </text:list-item>
          </text:list>
        </text:list-item>
      </text:list>
      <text:p text:style-name="Text_20_body">The spreadsheet document prelude contains the document's form data, change tracking information, calculation setting for formulas, validation rules for cell content and declarations for label ranges.</text:p>
      <text:p text:style-name="RelaxNG">&lt;define name="office-spreadsheet-content-prelude"&gt;</text:p>
      <text:p text:style-name="RelaxNG"><text:tab/>&lt;optional&gt;</text:p>
      <text:p text:style-name="RelaxNG"><text:tab/><text:tab/>&lt;ref name="table-tracked-changes"/&gt;<text:tab/></text:p>
      <text:p text:style-name="RelaxNG"><text:tab/>&lt;/optional&gt;</text:p>
      <text:p text:style-name="RelaxNG"><text:tab/>&lt;ref name="text-decls"/&gt;</text:p>
      <text:p text:style-name="RelaxNG"><text:tab/>&lt;ref name="table-decls"/&gt;</text:p>
      <text:p text:style-name="RelaxNG">&lt;/define&gt;</text:p>
      <text:p text:style-name="RelaxNG"/>
      <text:p text:style-name="RelaxNG">&lt;define name="table-decls"&gt;</text:p>
      <text:p text:style-name="RelaxNG"><text:tab/>&lt;optional&gt;</text:p>
      <text:p text:style-name="RelaxNG"><text:tab/><text:tab/>&lt;ref name="table-calculation-settings"/&gt;<text:tab/></text:p>
      <text:p text:style-name="RelaxNG"><text:tab/>&lt;/optional&gt;</text:p>
      <text:p text:style-name="RelaxNG"><text:tab/>&lt;optional&gt;</text:p>
      <text:p text:style-name="RelaxNG"><text:tab/><text:tab/>&lt;ref name="table-content-validations"/&gt;<text:tab/></text:p>
      <text:p text:style-name="RelaxNG"><text:tab/>&lt;/optional&gt;</text:p>
      <text:p text:style-name="RelaxNG"><text:tab/>&lt;optional&gt;</text:p>
      <text:p text:style-name="RelaxNG"><text:tab/><text:tab/>&lt;ref name="table-label-ranges"/&gt;<text:tab/></text:p>
      <text:p text:style-name="RelaxNG"><text:tab/>&lt;/optional&gt;</text:p>
      <text:p text:style-name="RelaxNG">&lt;/define&gt;</text:p>
      <text:p text:style-name="Text_20_body">The main document is a list of tables.</text:p>
      <text:p text:style-name="RelaxNG">&lt;define name="office-spreadsheet-content-main"&gt;</text:p>
      <text:p text:style-name="RelaxNG"><text:tab/>&lt;zeroOrMore&gt;</text:p>
      <text:p text:style-name="RelaxNG"><text:tab/><text:tab/>&lt;ref name="table-table"/&gt;</text:p>
      <text:p text:style-name="RelaxNG"><text:tab/>&lt;/zeroOrMore&gt;</text:p>
      <text:p text:style-name="RelaxNG">&lt;/define&gt;</text:p>
      <text:p text:style-name="Text_20_body">The epilogue of spreadsheet documents contains declarations for named expressions, database ranges, data pilot tables, consolidation operations and DDE links.</text:p>
      <text:p text:style-name="RelaxNG">&lt;define name="office-spreadsheet-content-epilogue"&gt;</text:p>
      <text:p text:style-name="RelaxNG"><text:tab/>&lt;ref name="table-functions"/&gt;<text:tab/></text:p>
      <text:p text:style-name="RelaxNG">&lt;/define&gt;</text:p>
      <text:p text:style-name="RelaxNG"/>
      <text:p text:style-name="RelaxNG">&lt;define name="table-functions"&gt;</text:p>
      <text:p text:style-name="RelaxNG"><text:tab/>&lt;optional&gt;</text:p>
      <text:p text:style-name="RelaxNG"><text:tab/><text:tab/>&lt;ref name="table-named-expressions"/&gt;<text:tab/></text:p>
      <text:p text:style-name="RelaxNG"><text:tab/>&lt;/optional&gt;</text:p>
      <text:p text:style-name="RelaxNG"><text:tab/>&lt;optional&gt;</text:p>
      <text:p text:style-name="RelaxNG"><text:tab/><text:tab/>&lt;ref name="table-database-ranges"/&gt;<text:tab/></text:p>
      <text:p text:style-name="RelaxNG"><text:tab/>&lt;/optional&gt;</text:p>
      <text:p text:style-name="RelaxNG"><text:tab/>&lt;optional&gt;</text:p>
      <text:p text:style-name="RelaxNG"><text:tab/><text:tab/>&lt;ref name="table-data-pilot-tables"/&gt;<text:tab/></text:p>
      <text:p text:style-name="RelaxNG"><text:tab/>&lt;/optional&gt;</text:p>
      <text:p text:style-name="RelaxNG"><text:tab/>&lt;optional&gt;</text:p>
      <text:p text:style-name="RelaxNG"><text:tab/><text:tab/>&lt;ref name="table-consolidation"/&gt;<text:tab/></text:p>
      <text:p text:style-name="RelaxNG"><text:tab/>&lt;/optional&gt;</text:p>
      <text:p text:style-name="RelaxNG"><text:tab/>&lt;optional&gt;</text:p>
      <text:p text:style-name="RelaxNG"><text:tab/><text:tab/>&lt;ref name="table-dde-links"/&gt;<text:tab/></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rt Documents</text:h>
                </text:list-item>
              </text:list>
            </text:list-item>
          </text:list>
        </text:list-item>
      </text:list>
      <text:p text:style-name="Text_20_body">The content of chart documents mainly consists of a chart element.</text:p>
      <text:p text:style-name="RelaxNG">&lt;define name="office-body-content" combine="choice"&gt;</text:p>
      <text:p text:style-name="RelaxNG"><text:tab/>&lt;element name="office:chart"&gt;</text:p>
      <text:p text:style-name="RelaxNG"><text:tab/><text:tab/>&lt;ref name="office-chart-attlist"/&gt;</text:p>
      <text:p text:style-name="RelaxNG"><text:tab/><text:tab/>&lt;ref name="office-chart-content-prelude"/&gt;</text:p>
      <text:p text:style-name="RelaxNG"><text:tab/><text:tab/>&lt;ref name="office-chart-content-main"/&gt;</text:p>
      <text:p text:style-name="RelaxNG"><text:tab/><text:tab/>&lt;ref name="office-chart-content-epilogue"/&gt;</text:p>
      <text:p text:style-name="RelaxNG"><text:tab/>&lt;/element&gt;</text:p>
      <text:p text:style-name="RelaxNG">&lt;/define&gt;</text:p>
      <text:p text:style-name="RelaxNG"/>
      <text:p text:style-name="RelaxNG">&lt;define name="office-chart-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rt Document Content Model</text:h>
                    </text:list-item>
                  </text:list>
                </text:list-item>
              </text:list>
            </text:list-item>
          </text:list>
        </text:list-item>
      </text:list>
      <text:p text:style-name="Text_20_body">To allow office applications to implement functionality that usually is available in spreadsheets for the table that may be contained in a chart, the chart document prelude may contain elements that implement enhanced table features. See also section <text:reference-ref text:reference-format="chapter" text:ref-name="Spreadsheet Documents"/>.</text:p>
      <text:p text:style-name="RelaxNG">&lt;define name="office-chart-content-prelude"&gt;</text:p>
      <text:p text:style-name="RelaxNG"><text:tab/>&lt;ref name="text-decls"/&gt;</text:p>
      <text:p text:style-name="RelaxNG"><text:tab/>&lt;ref name="table-decls"/&gt;</text:p>
      <text:p text:style-name="RelaxNG">&lt;/define&gt;</text:p>
      <text:p text:style-name="Text_20_body">The main document is a chart element only.</text:p>
      <text:p text:style-name="RelaxNG">&lt;define name="office-chart-content-main"&gt;</text:p>
      <text:p text:style-name="RelaxNG"><text:tab/>&lt;ref name="chart-chart"/&gt;</text:p>
      <text:p text:style-name="RelaxNG">&lt;/define&gt;</text:p>
      <text:p text:style-name="Text_20_body">There are no chart documents specific epilogue elements, but the epilogue may contain elements that implement enhanced table features. See also section <text:reference-ref text:reference-format="chapter" text:ref-name="Spreadsheet Documents"/>.</text:p>
      <text:p text:style-name="RelaxNG">&lt;define name="office-chart-content-epilogue"&gt;</text:p>
      <text:p text:style-name="RelaxNG"><text:tab/>&lt;ref name="table-functions"/&gt;<text:tab/></text:p>
      <text:p text:style-name="RelaxNG">&lt;/define&gt;</text:p>
      <text:list text:style-name="Outline" text:continue-numbering="true">
        <text:list-item>
          <text:list text:continue-numbering="true">
            <text:list-item>
              <text:list text:continue-numbering="true">
                <text:list-item>
                  <text:h text:style-name="Heading_20_3" text:outline-level="3">Image Documents</text:h>
                </text:list-item>
              </text:list>
            </text:list-item>
          </text:list>
        </text:list-item>
      </text:list>
      <text:p text:style-name="Text_20_body">The content of an image document is a frame element only. The frame element must contain a single image element.</text:p>
      <text:p text:style-name="RelaxNG">&lt;define name="office-body-content" combine="choice"&gt;</text:p>
      <text:p text:style-name="RelaxNG"><text:tab/>&lt;element name="office:image"&gt;</text:p>
      <text:p text:style-name="RelaxNG"><text:tab/><text:tab/>&lt;ref name="office-image-attlist"/&gt;</text:p>
      <text:p text:style-name="RelaxNG"><text:tab/><text:tab/>&lt;ref name="office-image-content-prelude"/&gt;</text:p>
      <text:p text:style-name="RelaxNG"><text:tab/><text:tab/>&lt;ref name="office-image-content-main"/&gt;</text:p>
      <text:p text:style-name="RelaxNG"><text:tab/><text:tab/>&lt;ref name="office-image-content-epilogue"/&gt;</text:p>
      <text:p text:style-name="RelaxNG"><text:tab/>&lt;/element&gt;</text:p>
      <text:p text:style-name="RelaxNG">&lt;/define&gt;</text:p>
      <text:p text:style-name="RelaxNG"/>
      <text:p text:style-name="RelaxNG">&lt;define name="office-image-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Image Document Content Model</text:h>
                    </text:list-item>
                  </text:list>
                </text:list-item>
              </text:list>
            </text:list-item>
          </text:list>
        </text:list-item>
      </text:list>
      <text:p text:style-name="Text_20_body">The image document prelude is empty.</text:p>
      <text:p text:style-name="RelaxNG">&lt;define name="office-image-content-prelude"&gt;</text:p>
      <text:p text:style-name="RelaxNG"><text:tab/>&lt;empty/&gt;</text:p>
      <text:p text:style-name="RelaxNG">&lt;/define&gt;</text:p>
      <text:p text:style-name="Text_20_body">The main document content contains a frame only.</text:p>
      <text:p text:style-name="RelaxNG">&lt;define name="office-image-content-main"&gt;</text:p>
      <text:p text:style-name="RelaxNG"><text:tab/>&lt;ref name="draw-frame"/&gt;</text:p>
      <text:p text:style-name="RelaxNG">&lt;/define&gt;</text:p>
      <text:p text:style-name="Text_20_body">There are no image documents specific epilogue elements.</text:p>
      <text:p text:style-name="RelaxNG">&lt;define name="office-image-content-epilogue"&gt;</text:p>
      <text:p text:style-name="RelaxNG"><text:tab/>&lt;empty/&gt;</text:p>
      <text:p text:style-name="RelaxNG">&lt;/define&gt;</text:p>
      <text:list text:style-name="Outline" text:continue-numbering="true">
        <text:list-item>
          <text:list text:continue-numbering="true">
            <text:list-item>
              <text:h text:style-name="Heading_20_2" text:outline-level="2">Application Settings</text:h>
            </text:list-item>
          </text:list>
        </text:list-item>
      </text:list>
      <text:p text:style-name="Text_20_body"><text:alphabetical-index-mark-start text:id="IMark116830472"/>Application settings<text:alphabetical-index-mark-end text:id="IMark116830472"/> are contained in a <text:alphabetical-index-mark-start text:id="IMark116830792"/><text:span text:style-name="Element">&lt;office:settings&gt;</text:span><text:alphabetical-index-mark-end text:id="IMark116830792"/> element.</text:p>
      <text:p text:style-name="RelaxNG">&lt;define name="office-settings"&gt;</text:p>
      <text:p text:style-name="RelaxNG"><text:tab/>&lt;optional&gt;</text:p>
      <text:p text:style-name="RelaxNG"><text:tab/><text:tab/>&lt;element name="office:settings"&gt;</text:p>
      <text:p text:style-name="RelaxNG"><text:tab/><text:tab/><text:tab/>&lt;oneOrMore&gt;</text:p>
      <text:p text:style-name="RelaxNG"><text:tab/><text:tab/><text:tab/><text:tab/>&lt;ref name="config-config-item-set"/&gt;</text:p>
      <text:p text:style-name="RelaxNG"><text:tab/><text:tab/><text:tab/>&lt;/oneOrMore&gt;</text:p>
      <text:p text:style-name="RelaxNG"><text:tab/><text:tab/>&lt;/element&gt;</text:p>
      <text:p text:style-name="RelaxNG"><text:tab/>&lt;/optional&gt;</text:p>
      <text:p text:style-name="RelaxNG">&lt;/define&gt;</text:p>
      <text:p text:style-name="Text_20_body">The settings for <text:span text:style-name="T2">office</text:span> applications may be divided into several categories each represented by a <text:span text:style-name="Element">&lt;config:config-item-set&gt;</text:span> element. For instance <text:s/>the following two categories may exist:</text:p>
      <text:list text:style-name="BulletedList">
        <text:list-item text:start-value="1">
          <text:p text:style-name="P1">Document settings, for example default printer.</text:p>
        </text:list-item>
        <text:list-item>
          <text:p text:style-name="P1">View settings, for example zoom level.</text:p>
        </text:list-item>
      </text:list>
      <text:list text:style-name="Outline" text:continue-numbering="true">
        <text:list-item>
          <text:list text:continue-numbering="true">
            <text:list-item>
              <text:list text:continue-numbering="true">
                <text:list-item>
                  <text:h text:style-name="Heading_20_3" text:outline-level="3">Sequence of Settings</text:h>
                </text:list-item>
              </text:list>
            </text:list-item>
          </text:list>
        </text:list-item>
      </text:list>
      <text:p text:style-name="Text_20_body">The <text:alphabetical-index-mark-start text:id="IMark116830792"/><text:span text:style-name="Element">&lt;config:config-item-set</text:span>&gt;<text:alphabetical-index-mark-end text:id="IMark116830792"/> element is a container element for all types of setting elements. The settings can be contained in the element is any order.</text:p>
      <text:p text:style-name="RelaxNG">&lt;define name="config-config-item-set"&gt;</text:p>
      <text:p text:style-name="RelaxNG"><text:tab/>&lt;element name="config:config-item-set"&gt;</text:p>
      <text:p text:style-name="RelaxNG"><text:tab/><text:tab/>&lt;ref name="config-config-item-set-attlist"/&gt;</text:p>
      <text:p text:style-name="RelaxNG"><text:tab/><text:tab/>&lt;ref name="config-item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0.635cm"/>
        </style:tab-stops>
      </style:paragraph-properties>
      <style:text-properties fo:font-size="12pt" style:font-size-asian="12pt" style:font-size-complex="14pt"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 fo:font-size="9pt" fo:language="en" fo:country="US" style:font-size-asian="9pt"/>
    </style:style>
    <style:style style:name="RelaxNG" style:family="paragraph" style:parent-style-name="Code">
      <style:paragraph-properties text:number-lines="true" text:line-number="0"/>
    </style:style>
    <style:style style:name="Bullet_20_List" style:display-name="Bullet List" style:family="paragraph" style:parent-style-name="Text_20_body" style:list-style-name="BulletedList"/>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language="en" fo:country="US" style:font-name-asian="Courier New1" style:font-name-complex="Courier New1"/>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Attribute" style:family="text" style:parent-style-name="Source_20_Text">
      <style:text-properties style:font-name="Courier New2" fo:font-size="10pt" style:font-size-asian="10pt"/>
    </style:style>
    <style:style style:name="Element" style:family="text" style:parent-style-name="Source_20_Text">
      <style:text-properties style:font-name="Courier New" style:font-size-rel="-2pt" style:font-size-rel-asian="-2pt"/>
    </style:style>
    <style:style style:name="Label" style:family="text">
      <style:text-properties fo:font-weight="bold"/>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5:43</meta:creation-date>
    <dc:creator>Bernhard Haumacher</dc:creator>
    <dc:date>2007-05-28T22:35:57</dc:date>
    <dc:language>de-DE</dc:language>
    <meta:editing-cycles>2</meta:editing-cycles>
    <meta:editing-duration>PT14S</meta:editing-duration>
    <meta:user-defined meta:name="Info 1"/>
    <meta:user-defined meta:name="Info 2"/>
    <meta:user-defined meta:name="Info 3"/>
    <meta:user-defined meta:name="Info 4"/>
    <meta:document-statistic meta:table-count="5" meta:image-count="0" meta:object-count="0" meta:page-count="16" meta:paragraph-count="654" meta:word-count="4880" meta:character-count="33469"/>
  </office:meta>
</office:document-meta>
</file>